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2" style:family="paragraph" style:parent-style-name="clanek">
      <style:paragraph-properties fo:text-align="start" style:justify-single-word="false"/>
      <style:text-properties fo:font-style="italic" officeooo:rsid="00070c84" officeooo:paragraph-rsid="00070c84" style:font-style-asian="italic" style:font-style-complex="italic"/>
    </style:style>
    <style:style style:name="P3" style:family="paragraph" style:parent-style-name="clanek">
      <style:text-properties officeooo:paragraph-rsid="00032c45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32c45" officeooo:paragraph-rsid="00032c45" style:font-style-asian="normal" style:font-style-complex="normal"/>
    </style:style>
    <style:style style:name="P5" style:family="paragraph" style:parent-style-name="clanek">
      <style:text-properties fo:font-style="italic" fo:font-weight="bold" officeooo:rsid="00070c84" officeooo:paragraph-rsid="00070c84" style:font-style-asian="italic" style:font-weight-asian="bold" style:font-style-complex="italic" style:font-weight-complex="bold"/>
    </style:style>
    <style:style style:name="P6" style:family="paragraph" style:parent-style-name="clanek">
      <style:text-properties fo:font-style="italic" officeooo:rsid="00032c45" officeooo:paragraph-rsid="00070c84" style:font-style-asian="italic" style:font-style-complex="italic"/>
    </style:style>
    <style:style style:name="P7" style:family="paragraph" style:parent-style-name="clanek">
      <style:paragraph-properties fo:text-align="start" style:justify-single-word="false"/>
      <style:text-properties fo:font-style="italic" officeooo:rsid="00070c84" officeooo:paragraph-rsid="0009ba0b" style:font-style-asian="italic" style:font-style-complex="italic"/>
    </style:style>
    <style:style style:name="P8" style:family="paragraph" style:parent-style-name="clanek">
      <style:text-properties officeooo:paragraph-rsid="00070c84"/>
    </style:style>
    <style:style style:name="T1" style:family="text">
      <style:text-properties fo:font-style="italic" fo:font-weight="normal" officeooo:rsid="00032c45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16e5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534e6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070c8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d2c2" style:font-style-asian="italic" style:font-weight-asian="bold" style:font-style-complex="italic" style:font-weight-complex="bold"/>
    </style:style>
    <style:style style:name="T6" style:family="text">
      <style:text-properties officeooo:rsid="0008d2c2"/>
    </style:style>
    <style:style style:name="T7" style:family="text">
      <style:text-properties officeooo:rsid="0009ba0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ba0b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ba0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8"><text:span text:style-name="T4">Zápis z <text:s text:c="4"/></text:span><text:span text:style-name="T5">členské schůze <text:s/>/ <text:s/>schůze výboru</text:span></text:p>
      <text:p text:style-name="P5"/>
      <text:p text:style-name="P6">spolku Krčín z.s., </text:p>
      <text:p text:style-name="P3"><text:span text:style-name="T1">se sídlem v Třeboni, Vodárenská 1097, zapsaném ve spolkovém rejstříku, vedeném </text:span><text:span text:style-name="T2">Krajským soudem v Českých Budějovicích</text:span><text:span text:style-name="T1">, </text:span><text:span text:style-name="T3">spisová značka L</text:span><text:span text:style-name="T2"> 8671</text:span><text:span text:style-name="T3">, IČ 09622039</text:span></text:p>
      <text:p text:style-name="P1"/>
      <text:p text:style-name="P7">konané dne <text:span text:style-name="T8">................................................................................... </text:span></text:p>
      <text:p text:style-name="P7"/>
      <text:p text:style-name="P7">v <text:span text:style-name="T8">.</text:span><text:span text:style-name="T9">..........................................................................</text:span><text:span text:style-name="T8">.............................................</text:span></text:p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0398in" fo:margin-bottom="0.0398in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in" fo:margin-right="0in" fo:margin-top="0.0783in" fo:margin-bottom="0.0783in" style:contextual-spacing="false" fo:line-height="100%" fo:text-indent="0in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i Liska</meta:initial-creator>
    <meta:creation-date>2020-11-09T15:45:20.167000000</meta:creation-date>
    <dc:date>2020-11-23T17:34:58.923595359</dc:date>
    <dc:creator>Jirka Liska</dc:creator>
    <meta:editing-duration>PT38M26S</meta:editing-duration>
    <meta:editing-cycles>7</meta:editing-cycles>
    <meta:generator>LibreOffice/7.0.2.2$Linux_X86_64 LibreOffice_project/00$Build-2</meta:generator>
    <meta:document-statistic meta:table-count="0" meta:image-count="0" meta:object-count="0" meta:page-count="1" meta:paragraph-count="5" meta:word-count="37" meta:character-count="433" meta:non-whitespace-character-count="393"/>
  </office:meta>
</office:document-meta>
</file>